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4637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489a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046375" officeooo:paragraph-rsid="0004637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46375" officeooo:paragraph-rsid="000489ac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 officeooo:rsid="00046375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normal" fo:font-weight="normal" officeooo:rsid="00048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table </text:span><text:span text:style-name="T2">Mecanico</text:span><text:span text:style-name="T1"> (</text:span></text:p>
      <text:p text:style-name="P1"><text:span text:style-name="T1"><text:tab/></text:span><text:span text:style-name="T2">Codigo_Mecanico serial primary key,</text:span></text:p>
      <text:p text:style-name="P1"><text:span text:style-name="T2"><text:tab/>NomeMecanico varchar(30) not null,</text:span></text:p>
      <text:p text:style-name="P1"><text:span text:style-name="T2"><text:tab/>Comissao real decimal(5,2) not null</text:span></text:p>
      <text:p text:style-name="P3"><text:span text:style-name="T1">);</text:span></text:p>
      <text:p text:style-name="P3"><text:span text:style-name="T1"/></text:p>
      <text:p text:style-name="P3"><text:span text:style-name="T1">create table Cliente (</text:span></text:p>
      <text:p text:style-name="P3"><text:span text:style-name="T1"><text:tab/>Codigo_Cliente serial primary key,</text:span></text:p>
      <text:p text:style-name="P3"><text:span text:style-name="T1"><text:tab/>NomeCliente varchar(30) not null,</text:span></text:p>
      <text:p text:style-name="P3"><text:span text:style-name="T1"><text:tab/>Telefone varchar(15) not null</text:span></text:p>
      <text:p text:style-name="P3"><text:span text:style-name="T1">);</text:span></text:p>
      <text:p text:style-name="P3"><text:span text:style-name="T1"/></text:p>
      <text:p text:style-name="P3"><text:span text:style-name="T1">create table TipoServico (</text:span></text:p>
      <text:p text:style-name="P3"><text:span text:style-name="T1"><text:tab/>CodigoTipoServico serial primary key,</text:span></text:p>
      <text:p text:style-name="P3"><text:span text:style-name="T1"><text:tab/>NomeTipoServico varchar(30) not null</text:span></text:p>
      <text:p text:style-name="P3"><text:span text:style-name="T1">);</text:span></text:p>
      <text:p text:style-name="P3"><text:span text:style-name="T1"/></text:p>
      <text:p text:style-name="P3"><text:span text:style-name="T1">create table Servico (</text:span></text:p>
      <text:p text:style-name="P3"><text:span text:style-name="T1"><text:tab/>CodigoServico serial primary key,</text:span></text:p>
      <text:p text:style-name="P3"><text:span text:style-name="T1"><text:tab/>Servico varchar(40) not null,</text:span></text:p>
      <text:p text:style-name="P1"><text:span text:style-name="T2"><text:tab/>Valor </text:span><text:span text:style-name="T1">decimal(3,2) </text:span><text:span text:style-name="T2">not null,</text:span></text:p>
      <text:p text:style-name="P4"><text:span text:style-name="T1"><text:tab/>CodigoTipoServico integer,</text:span></text:p>
      <text:p text:style-name="P4"><text:span text:style-name="T1"><text:tab/>foreign key(CodigoTipoServico) references TipoServico (CodigoTipoServico)</text:span></text:p>
      <text:p text:style-name="P3"><text:span text:style-name="T1">);</text:span></text:p>
      <text:p text:style-name="P3"><text:span text:style-name="T1"/></text:p>
      <text:p text:style-name="P3"><text:span text:style-name="T1">create table OrdensServico (</text:span></text:p>
      <text:p text:style-name="P3"><text:span text:style-name="T1"><text:tab/>CodigoOS serial primary key,</text:span></text:p>
      <text:p text:style-name="P3"><text:span text:style-name="T1"><text:tab/>Data date not null,</text:span></text:p>
      <text:p text:style-name="P3"><text:span text:style-name="T1"><text:tab/>Status boolean not null,</text:span></text:p>
      <text:p text:style-name="P4"><text:span text:style-name="T1"><text:tab/>Codigo_Cliente integer,</text:span></text:p>
      <text:p text:style-name="P2"><text:span text:style-name="T2"><text:tab/>foreign key(Codigo_Cliente) references </text:span><text:span text:style-name="T3">Cliente</text:span><text:span text:style-name="T2"> (Codigo_Cliente),</text:span></text:p>
      <text:p text:style-name="P4"><text:span text:style-name="T1"><text:tab/>Codigo_Mecanico integer,</text:span></text:p>
      <text:p text:style-name="P4"><text:span text:style-name="T1"><text:tab/>foreign key(Codigo_Mecanico) references </text:span><text:span text:style-name="T3">Mecanico</text:span><text:span text:style-name="T1"> (Codigo_Mecanico)</text:span></text:p>
      <text:p text:style-name="P3"><text:span text:style-name="T1">);</text:span></text:p>
      <text:p text:style-name="P1"/>
      <text:p text:style-name="P4"><text:span text:style-name="T1">create </text:span><text:span text:style-name="T3">ItensOS</text:span><text:span text:style-name="T1"> (</text:span></text:p>
      <text:p text:style-name="P4"><text:span text:style-name="T1"><text:tab/>CodigoServico integer,</text:span></text:p>
      <text:p text:style-name="P2"><text:span text:style-name="T2"><text:tab/>foreign key(CodigoServico) references </text:span><text:span text:style-name="T3">Servico</text:span><text:span text:style-name="T2"> (CodigoServico),</text:span></text:p>
      <text:p text:style-name="P4"><text:span text:style-name="T1"><text:tab/>CodigoOS integer,</text:span></text:p>
      <text:p text:style-name="P4"><text:span text:style-name="T1"><text:tab/>foreign key(CodigoOS) references </text:span><text:span text:style-name="T3">OrdemServico </text:span><text:span text:style-name="T1">(CodigoOS),</text:span></text:p>
      <text:p text:style-name="P4"><text:span text:style-name="T1"><text:tab/></text:span><text:span text:style-name="T3">Quantidade varchar (10) not null</text:span></text:p>
      <text:p text:style-name="P4"><text:span text:style-name="T1">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0:39:52.141000000</meta:creation-date>
    <meta:editing-duration>PT22S</meta:editing-duration>
    <meta:editing-cycles>2</meta:editing-cycles>
    <meta:generator>LibreOffice/7.2.0.4$Windows_X86_64 LibreOffice_project/9a9c6381e3f7a62afc1329bd359cc48accb6435b</meta:generator>
    <dc:date>2021-10-18T20:58:11.607000000</dc:date>
    <meta:document-statistic meta:table-count="0" meta:image-count="0" meta:object-count="0" meta:page-count="1" meta:paragraph-count="37" meta:word-count="126" meta:character-count="1074" meta:non-whitespace-character-count="960"/>
  </office:meta>
</office:document-meta>
</file>